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5095" officeooo:paragraph-rsid="001e5095"/>
    </style:style>
    <style:style style:name="P2" style:family="paragraph" style:parent-style-name="Standard">
      <style:text-properties fo:font-weight="bold" officeooo:rsid="001e5095" officeooo:paragraph-rsid="001e5095" style:font-weight-asian="bold" style:font-weight-complex="bold"/>
    </style:style>
    <style:style style:name="P3" style:family="paragraph" style:parent-style-name="Standard">
      <style:text-properties fo:font-weight="bold" officeooo:rsid="0021e2f6" officeooo:paragraph-rsid="0021e2f6" style:font-weight-asian="bold" style:font-weight-complex="bold"/>
    </style:style>
    <style:style style:name="P4" style:family="paragraph" style:parent-style-name="Standard">
      <style:text-properties officeooo:rsid="001fe6cd" officeooo:paragraph-rsid="001fe6cd"/>
    </style:style>
    <style:style style:name="P5" style:family="paragraph" style:parent-style-name="Standard">
      <style:text-properties officeooo:rsid="001fe6cd" officeooo:paragraph-rsid="00260f87"/>
    </style:style>
    <style:style style:name="P6" style:family="paragraph" style:parent-style-name="Standard">
      <style:text-properties officeooo:rsid="0021e2f6" officeooo:paragraph-rsid="0021e2f6"/>
    </style:style>
    <style:style style:name="P7" style:family="paragraph" style:parent-style-name="Standard">
      <style:text-properties officeooo:rsid="0021e2f6" officeooo:paragraph-rsid="0021e2f6"/>
    </style:style>
    <style:style style:name="P8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73eb9"/>
    </style:style>
    <style:style style:name="T3" style:family="text">
      <style:text-properties officeooo:rsid="00290f8b"/>
    </style:style>
    <style:style style:name="T4" style:family="text">
      <style:text-properties officeooo:rsid="002b98b5"/>
    </style:style>
    <style:style style:name="T5" style:family="text">
      <style:text-properties officeooo:rsid="002bb228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Наименование проекта: <text:tab/><text:tab/><text:span text:style-name="T3">Port </text:span>Mon<text:span text:style-name="T5">itor</text:span></text:p>
      <text:p text:style-name="P2">Язык программирования: <text:tab/>Python 3</text:p>
      <text:p text:style-name="P2">Библиотеки: <text:tab/><text:tab/><text:tab/>EasySNMP, <text:span text:style-name="T4">PyQT5</text:span></text:p>
      <text:p text:style-name="P2"><draw:line text:anchor-type="paragraph" draw:z-index="0" draw:name="Фигура1" draw:style-name="gr1" draw:text-style-name="P8" svg:x1="0.072cm" svg:y1="0.483cm" svg:x2="17.27cm" svg:y2="0.483cm"><text:p/></draw:line></text:p>
      <text:p text:style-name="P2"/>
      <text:p text:style-name="P2">Описание:</text:p>
      <text:p text:style-name="P1"/>
      <text:p text:style-name="P4"><text:tab/>Используя протокол SNMP осуществляется получение данных о количестве байт, проходящих через заданный интерфейс сетевого утсройства, в оба направления. Осуществляется ежесекундный опрос.</text:p>
      <text:p text:style-name="P4"/>
      <text:p text:style-name="P4"><text:tab/>Для преобразования количества байт в скорость в битах в секунду используется следующая формула:</text:p>
      <text:p text:style-name="P4"><text:span text:style-name="T1"><text:tab/>S = ((B2 — B1) / (T2 — T1)) / 8</text:span>, где</text:p>
      <text:p text:style-name="P4"><text:tab/>S — скорость, с которой проходит трафик через интерфейс,</text:p>
      <text:p text:style-name="P4"><text:tab/>B2 — текущий показатель количества байт, прошедщих через интерфейс,</text:p>
      <text:p text:style-name="P4"><text:tab/>B1 — предыдущий показатель количества байт, прошедщих через интерфейс,</text:p>
      <text:p text:style-name="P5"><text:tab/>T2 — временная метка после получение данных,</text:p>
      <text:p text:style-name="P5"><text:tab/>T1 — временная метка до отправки запроса на получение данных,</text:p>
      <text:p text:style-name="P4"><text:tab/>8 — коэффициент, преобразующий байты в биты</text:p>
      <text:p text:style-name="P4"/>
      <text:p text:style-name="P4"><text:tab/>Для получения процента утилизации скорости интерфейса используется следующая формула:</text:p>
      <text:p text:style-name="P4"><text:tab/><text:span text:style-name="T1">P = (S2 * 100) / S1</text:span>, где</text:p>
      <text:p text:style-name="P4"><text:tab/>P — процент утилизации скорости порта,</text:p>
      <text:p text:style-name="P4"><text:tab/>S2 — скорость трафика проходящего через интерфейс в битах в секунду,</text:p>
      <text:p text:style-name="P4"><text:tab/>S1 — скорость, на которой синхронизировался интерфейс</text:p>
      <text:p text:style-name="P4"><draw:line text:anchor-type="paragraph" draw:z-index="1" draw:name="Фигура1" draw:style-name="gr1" draw:text-style-name="P8" svg:x1="0.072cm" svg:y1="0.483cm" svg:x2="17.27cm" svg:y2="0.483cm"><text:p/></draw:line></text:p>
      <text:p text:style-name="P4"/>
      <text:p text:style-name="P3">Замечания:</text:p>
      <text:p text:style-name="P6"/>
      <text:p text:style-name="P6"><text:tab/>Данные не получены по причине неверного указания данных об <text:span text:style-name="T2">устройстве.</text:span></text:p>
      <text:p text:style-name="P6"><text:tab/>Данные не получены по причине недоступности устройства.</text:p>
      <text:p text:style-name="P6"><text:tab/>Наблюдается задержка в получении данных по причине загруженности сети или устройства.</text:p>
      <text:p text:style-name="P6"><text:tab/>Нет данных о предыдущем количестве байт, прошедших через интерфейс.</text:p>
      <text:p text:style-name="P6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1T13:09:08.831351093</meta:creation-date>
    <meta:generator>LibreOffice/5.1.6.2$Linux_x86 LibreOffice_project/10m0$Build-2</meta:generator>
    <dc:date>2017-06-25T12:02:49.772177505</dc:date>
    <meta:editing-duration>PT17M38S</meta:editing-duration>
    <meta:editing-cycles>15</meta:editing-cycles>
    <meta:document-statistic meta:table-count="0" meta:image-count="0" meta:object-count="0" meta:page-count="1" meta:paragraph-count="23" meta:word-count="177" meta:character-count="1337" meta:non-whitespace-character-count="1148"/>
  </office:meta>
</office:document-meta>
</file>